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/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486447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4cc3ce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Г</text:span></text:h>
      <text:p text:style-name="P1"><draw:g text:anchor-type="paragraph" draw:z-index="0" draw:name="Группа 212" draw:style-name="gr1"><draw:custom-shape draw:name="Rectangle 11" draw:style-name="gr2" draw:text-style-name="P4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4" svg:x1="-0.044cm" svg:y1="25.07cm" svg:x2="-0.042cm" svg:y2="26.538cm"><text:p/></draw:line><draw:line draw:name="Line 13" draw:style-name="gr3" draw:text-style-name="P4" svg:x1="-0.942cm" svg:y1="25.054cm" svg:x2="17.332cm" svg:y2="25.056cm"><text:p/></draw:line><draw:line draw:name="Line 14" draw:style-name="gr3" draw:text-style-name="P4" svg:x1="1.046cm" svg:y1="25.079cm" svg:x2="1.048cm" svg:y2="29.037cm"><text:p/></draw:line><draw:line draw:name="Line 15" draw:style-name="gr3" draw:text-style-name="P4" svg:x1="3.549cm" svg:y1="25.079cm" svg:x2="3.551cm" svg:y2="29.037cm"><text:p/></draw:line><draw:line draw:name="Line 16" draw:style-name="gr3" draw:text-style-name="P4" svg:x1="5.051cm" svg:y1="25.079cm" svg:x2="5.053cm" svg:y2="29.037cm"><text:p/></draw:line><draw:line draw:name="Line 17" draw:style-name="gr3" draw:text-style-name="P4" svg:x1="6.051cm" svg:y1="25.07cm" svg:x2="6.053cm" svg:y2="29.027cm"><text:p/></draw:line><draw:line draw:name="Line 18" draw:style-name="gr3" draw:text-style-name="P4" svg:x1="13.552cm" svg:y1="26.564cm" svg:x2="13.556cm" svg:y2="27.545cm"><text:p/></draw:line><draw:line draw:name="Line 19" draw:style-name="gr4" draw:text-style-name="P4" svg:x1="-0.942cm" svg:y1="28.051cm" svg:x2="6.033cm" svg:y2="28.055cm"><text:p/></draw:line><draw:line draw:name="Line 20" draw:style-name="gr4" draw:text-style-name="P4" svg:x1="-0.942cm" svg:y1="28.552cm" svg:x2="6.033cm" svg:y2="28.552cm"><text:p/></draw:line><draw:custom-shape draw:name="Rectangle 21" draw:style-name="gr5" draw:text-style-name="P6" svg:width="0.807cm" svg:height="0.436cm" svg:x="-0.902cm" svg:y="26.099cm"><text:p text:style-name="P5"><text:span text:style-name="T4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6" svg:width="1.006cm" svg:height="0.436cm" svg:x="0.01cm" svg:y="26.099cm"><text:p text:style-name="P5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6" svg:width="2.354cm" svg:height="0.436cm" svg:x="1.123cm" svg:y="26.099cm"><text:p text:style-name="P5"><text:span text:style-name="T4">№ </text:span><text:span text:style-name="T4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6" svg:width="1.403cm" svg:height="0.436cm" svg:x="3.609cm" svg:y="26.099cm"><text:p text:style-name="P5"><text:span text:style-name="T4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6" svg:width="0.914cm" svg:height="0.436cm" svg:x="5.092cm" svg:y="26.099cm"><text:p text:style-name="P5"><text:span text:style-name="T4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6" svg:width="1.348cm" svg:height="0.436cm" svg:x="13.628cm" svg:y="26.587cm"><text:p text:style-name="P5"><text:span text:style-name="T4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6" svg:width="1.348cm" svg:height="0.438cm" svg:x="13.628cm" svg:y="27.104cm"><text:p text:style-name="P5"><text:span text:style-name="T4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7" svg:width="11.127cm" svg:height="0.675cm" svg:x="6.15cm" svg:y="25.488cm"><text:p text:style-name="P5"><text:span text:style-name="T5">БДА</text:span><text:span text:style-name="T5">С.46</text:span><text:span text:style-name="T5">064</text:span><text:span text:style-name="T5">1.01</text:span><text:span text:style-name="T5">1 </text:span><text:span text:style-name="T5">ТЗ</text:span></text:p><text:p text:style-name="P5"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4" svg:x1="-0.94cm" svg:y1="26.552cm" svg:x2="17.334cm" svg:y2="26.554cm"><text:p/></draw:line><draw:line draw:name="Line 30" draw:style-name="gr3" draw:text-style-name="P4" svg:x1="-0.928cm" svg:y1="26.056cm" svg:x2="6.045cm" svg:y2="26.058cm"><text:p/></draw:line><draw:line draw:name="Line 31" draw:style-name="gr4" draw:text-style-name="P4" svg:x1="-0.942cm" svg:y1="25.555cm" svg:x2="6.033cm" svg:y2="25.557cm"><text:p/></draw:line><draw:line draw:name="Line 32" draw:style-name="gr4" draw:text-style-name="P4" svg:x1="-0.942cm" svg:y1="27.55cm" svg:x2="6.033cm" svg:y2="27.55cm"><text:p/></draw:line><draw:line draw:name="Line 33" draw:style-name="gr4" draw:text-style-name="P4" svg:x1="-0.942cm" svg:y1="27.049cm" svg:x2="6.033cm" svg:y2="27.051cm"><text:p/></draw:line><draw:g draw:name="Group 34" draw:style-name="gr13"><draw:custom-shape draw:name="Rectangle 35" draw:style-name="gr14" draw:text-style-name="P9" svg:width="3.523cm" svg:height="0.438cm" svg:x="-0.916cm" svg:y="26.601cm"><text:p text:style-name="P8"><text:span text:style-name="T4"><text:s/></text:span><text:span text:style-name="T4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0" svg:width="4.264cm" svg:height="0.438cm" svg:x="2.781cm" svg:y="26.601cm"><text:p text:style-name="P8"><text:span text:style-name="T7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9" svg:width="1.945cm" svg:height="0.436cm" svg:x="-0.916cm" svg:y="27.092cm"><text:p text:style-name="P8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4">Р</text:span><text:span text:style-name="T4">у</text:span><text:span text:style-name="T4">д</text:span><text:span text:style-name="T4">и</text:span><text:span text:style-name="T4">н</text:span><text:span text:style-name="T4">с</text:span><text:span text:style-name="T4">к</text:span><text:span text:style-name="T4">а</text:span><text:span text:style-name="T4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9" svg:width="1.945cm" svg:height="0.436cm" svg:x="-0.916cm" svg:y="27.594cm"><text:p text:style-name="P8"><text:span text:style-name="T4"><text:s/></text:span><text:span text:style-name="T4">Р</text:span><text:span text:style-name="T4">э</text:span><text:span text:style-name="T4">ц</text:span><text:span text:style-name="T4">э</text:span><text:span text:style-name="T4">н</text:span><text:span text:style-name="T4">з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4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9" svg:width="1.945cm" svg:height="0.438cm" svg:x="-0.916cm" svg:y="28.083cm"><text:p text:style-name="P8"><text:span text:style-name="T4"><text:s/></text:span><text:span text:style-name="T4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9" svg:width="2.354cm" svg:height="0.438cm" svg:x="1.123cm" svg:y="28.083cm"><text:p text:style-name="P8"><text:span text:style-name="T4">Божен</text:span><text:span text:style-name="T4">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9" svg:width="1.945cm" svg:height="0.436cm" svg:x="-0.916cm" svg:y="28.572cm"><text:p text:style-name="P8"><text:span text:style-name="T4"><text:s/></text:span><text:span text:style-name="T4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9" svg:width="2.354cm" svg:height="0.436cm" svg:x="1.123cm" svg:y="28.572cm"><text:p text:style-name="P8"><text:span text:style-name="T4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4" svg:x1="12.051cm" svg:y1="26.564cm" svg:x2="12.053cm" svg:y2="29.027cm"><text:p/></draw:line><draw:custom-shape draw:name="Rectangle 50" draw:style-name="gr20" draw:text-style-name="P11" svg:width="5.758cm" svg:height="2.276cm" svg:x="6.175cm" svg:y="26.667cm"><text:p text:style-name="P5"><text:span text:style-name="T8">Прык</text:span><text:span text:style-name="T8">лад </text:span><text:span text:style-name="T8">запу</text:span><text:span text:style-name="T8">ску </text:span><text:span text:style-name="T8">праг</text:span><text:span text:style-name="T8">рамы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4" svg:x1="12.064cm" svg:y1="27.053cm" svg:x2="17.342cm" svg:y2="27.055cm"><text:p/></draw:line><draw:line draw:name="Line 52" draw:style-name="gr3" draw:text-style-name="P4" svg:x1="12.063cm" svg:y1="27.55cm" svg:x2="17.343cm" svg:y2="27.554cm"><text:p/></draw:line><draw:line draw:name="Line 53" draw:style-name="gr3" draw:text-style-name="P4" svg:x1="15.053cm" svg:y1="26.564cm" svg:x2="15.057cm" svg:y2="27.545cm"><text:p/></draw:line><draw:custom-shape draw:name="Rectangle 54" draw:style-name="gr10" draw:text-style-name="P6" svg:width="1.348cm" svg:height="0.436cm" svg:x="12.132cm" svg:y="26.587cm"><text:p text:style-name="P5"><text:span text:style-name="T4">Л</text:span><text:span text:style-name="T4">і</text:span><text:span text:style-name="T4">т</text:span><text:span text:style-name="T4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6" svg:width="2.128cm" svg:height="0.436cm" svg:x="15.136cm" svg:y="26.587cm"><text:p text:style-name="P5"><text:span text:style-name="T4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3" svg:width="2.128cm" svg:height="0.436cm" svg:x="15.148cm" svg:y="27.106cm"><text:p text:style-name="P12"><text:span text:style-name="T9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4" svg:x1="12.552cm" svg:y1="27.063cm" svg:x2="12.554cm" svg:y2="27.541cm"><text:p/></draw:line><draw:line draw:name="Line 58" draw:style-name="gr4" draw:text-style-name="P4" svg:x1="13.052cm" svg:y1="27.065cm" svg:x2="13.054cm" svg:y2="27.543cm"><text:p/></draw:line><draw:custom-shape draw:name="Rectangle 59" draw:style-name="gr22" draw:text-style-name="P7" svg:width="5.132cm" svg:height="0.622cm" svg:x="12.132cm" svg:y="27.951cm"><text:p text:style-name="P5"><text:span text:style-name="T10">Б</text:span><text:span text:style-name="T10">Д</text:span><text:span text:style-name="T10">А</text:span><text:span text:style-name="T10">С</text:span><text:span text:style-name="T10"> </text:span><text:span text:style-name="T10">С</text:span><text:span text:style-name="T10">П</text:span><text:span text:style-name="T10">-</text:span><text:span text:style-name="T10">7</text:span><text:span text:style-name="T10">4</text:span><text:span text:style-name="T10">1</text:span><text:span text:style-name="T10"> </text:span></text:p><text:p text:style-name="P5"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9" svg:width="1.945cm" svg:height="0.436cm" svg:x="-0.916cm" svg:y="27.092cm"><text:p text:style-name="P8"><text:span text:style-name="T4"><text:s/></text:span><text:span text:style-name="T4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9" svg:width="2.354cm" svg:height="0.436cm" svg:x="1.123cm" svg:y="27.092cm"><text:p text:style-name="P8"><text:span text:style-name="T4">Р</text:span><text:span text:style-name="T4">у</text:span><text:span text:style-name="T4">д</text:span><text:span text:style-name="T4">и</text:span><text:span text:style-name="T4">н</text:span><text:span text:style-name="T4">с</text:span><text:span text:style-name="T4">к</text:span><text:span text:style-name="T4">а</text:span><text:span text:style-name="T4">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#!/bin/python3</text:p>
      <text:p text:style-name="P1"/>
      <text:p text:style-name="P1">from recalculation import Recalculation</text:p>
      <text:p text:style-name="P1">from router import Router</text:p>
      <text:p text:style-name="P1"/>
      <text:p text:style-name="P1"/>
      <text:p text:style-name="P1">router1 = Router('172.31.1.10', 'dranser', 'cisco')</text:p>
      <text:p text:style-name="P1">routers = [router1]</text:p>
      <text:p text:style-name="P1"/>
      <text:p text:style-name="P1">recalculations = []</text:p>
      <text:p text:style-name="P1">for router in routers:</text:p>
      <text:p text:style-name="P1"><text:s text:c="4"/>recalculations.append(Recalculation(router, 0.8, 10))</text:p>
      <text:p text:style-name="P1"/>
      <text:p text:style-name="P1">for thread in recalculations:</text:p>
      <text:p text:style-name="P1"><text:s text:c="4"/>thread.start()</text:p>
      <text:p text:style-name="P1"/>
      <text:p text:style-name="P1">for thread in recalculations:</text:p>
      <text:p text:style-name="P1"><text:s text:c="4"/>thread.jo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43</meta:editing-cycles>
    <meta:creation-date>2020-05-29T13:01:00</meta:creation-date>
    <dc:date>2020-06-02T07:23:14.815366321</dc:date>
    <meta:editing-duration>PT1H42M2S</meta:editing-duration>
    <meta:generator>LibreOffice/6.1.5.2$Linux_X86_64 LibreOffice_project/10$Build-2</meta:generator>
    <meta:document-statistic meta:table-count="0" meta:image-count="0" meta:object-count="0" meta:page-count="1" meta:paragraph-count="13" meta:word-count="39" meta:character-count="348" meta:non-whitespace-character-count="3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